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4.313cm" fo:margin-left="6.361cm" table:align="left"/>
    </style:style>
    <style:style style:name="Tabla2.A" style:family="table-column">
      <style:table-column-properties style:column-width="4.313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6" style:family="table-row">
      <style:table-row-properties style:min-row-height="0.794cm"/>
    </style:style>
    <style:style style:name="Tabla3" style:family="table">
      <style:table-properties style:width="4.119cm" table:align="margins"/>
    </style:style>
    <style:style style:name="Tabla3.A" style:family="table-column">
      <style:table-column-properties style:column-width="4.119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4.302cm" fo:margin-left="6.387cm" table:align="left"/>
    </style:style>
    <style:style style:name="Tabla4.A" style:family="table-column">
      <style:table-column-properties style:column-width="4.302cm"/>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83a2b" officeooo:paragraph-rsid="00183a2b" style:font-weight-asian="bold" style:font-weight-complex="bold"/>
    </style:style>
    <style:style style:name="P2" style:family="paragraph" style:parent-style-name="Standard">
      <style:paragraph-properties fo:text-align="center" style:justify-single-word="false"/>
      <style:text-properties fo:font-weight="bold" officeooo:rsid="00183a2b" officeooo:paragraph-rsid="00183a2b" style:font-weight-asian="bold" style:font-weight-complex="bold"/>
    </style:style>
    <style:style style:name="P3" style:family="paragraph" style:parent-style-name="Standard">
      <style:text-properties fo:font-weight="bold" officeooo:rsid="001adb5f" officeooo:paragraph-rsid="001adb5f" style:font-weight-asian="bold" style:font-weight-complex="bold"/>
    </style:style>
    <style:style style:name="P4" style:family="paragraph" style:parent-style-name="Standard">
      <style:text-properties fo:font-weight="normal" officeooo:rsid="00183a2b" officeooo:paragraph-rsid="00183a2b" style:font-weight-asian="normal" style:font-weight-complex="normal"/>
    </style:style>
    <style:style style:name="P5" style:family="paragraph" style:parent-style-name="Standard">
      <style:text-properties style:text-position="0% 100%" fo:font-weight="bold" officeooo:rsid="001adb5f" officeooo:paragraph-rsid="001adb5f" style:font-weight-asian="bold" style:font-weight-complex="bold"/>
    </style:style>
    <style:style style:name="P6" style:family="paragraph" style:parent-style-name="Standard">
      <style:text-properties style:text-position="0% 100%" fo:font-weight="bold" officeooo:rsid="001d38f1" officeooo:paragraph-rsid="001d38f1" style:font-weight-asian="bold" style:font-weight-complex="bold"/>
    </style:style>
    <style:style style:name="P7" style:family="paragraph" style:parent-style-name="Standard" style:list-style-name="L1">
      <style:text-properties style:text-position="0% 100%" fo:font-weight="bold" officeooo:rsid="001d38f1" officeooo:paragraph-rsid="001d38f1" style:font-weight-asian="bold" style:font-weight-complex="bold"/>
    </style:style>
    <style:style style:name="P8" style:family="paragraph" style:parent-style-name="Standard">
      <style:paragraph-properties fo:text-align="center" style:justify-single-word="false"/>
      <style:text-properties style:text-position="0% 100%" fo:font-weight="bold" officeooo:rsid="001d4fb0" officeooo:paragraph-rsid="001d4fb0" style:font-weight-asian="bold" style:font-weight-complex="bold"/>
    </style:style>
    <style:style style:name="P9" style:family="paragraph" style:parent-style-name="Standard">
      <style:text-properties style:text-position="0% 100%" fo:font-weight="bold" officeooo:rsid="001d9071" officeooo:paragraph-rsid="001d9071" style:font-weight-asian="bold" style:font-weight-complex="bold"/>
    </style:style>
    <style:style style:name="P10" style:family="paragraph" style:parent-style-name="Standard">
      <style:text-properties style:text-position="0% 100%" fo:font-weight="normal" officeooo:rsid="001d9071" officeooo:paragraph-rsid="001d9071" style:font-weight-asian="normal" style:font-weight-complex="normal"/>
    </style:style>
    <style:style style:name="P11" style:family="paragraph" style:parent-style-name="Standard">
      <style:paragraph-properties fo:text-align="center" style:justify-single-word="false"/>
      <style:text-properties style:text-position="0% 100%" fo:font-weight="normal" officeooo:rsid="001daf91" officeooo:paragraph-rsid="001daf91" style:font-weight-asian="normal" style:font-weight-complex="normal"/>
    </style:style>
    <style:style style:name="P12" style:family="paragraph" style:parent-style-name="Table_20_Contents">
      <style:text-properties officeooo:rsid="00183a2b" officeooo:paragraph-rsid="00183a2b"/>
    </style:style>
    <style:style style:name="P13" style:family="paragraph" style:parent-style-name="Table_20_Contents">
      <style:paragraph-properties fo:text-align="center" style:justify-single-word="false"/>
      <style:text-properties officeooo:rsid="001d38f1" officeooo:paragraph-rsid="001d38f1"/>
    </style:style>
    <style:style style:name="P14" style:family="paragraph" style:parent-style-name="Table_20_Contents">
      <style:paragraph-properties fo:text-align="center" style:justify-single-word="false"/>
      <style:text-properties officeooo:rsid="001d4fb0" officeooo:paragraph-rsid="001d4fb0"/>
    </style:style>
    <style:style style:name="P15" style:family="paragraph" style:parent-style-name="Table_20_Contents">
      <style:text-properties officeooo:rsid="001d9071" officeooo:paragraph-rsid="001d9071"/>
    </style:style>
    <style:style style:name="P16" style:family="paragraph" style:parent-style-name="Table_20_Contents">
      <style:paragraph-properties fo:text-align="center" style:justify-single-word="false"/>
      <style:text-properties officeooo:rsid="001d9071" officeooo:paragraph-rsid="001d9071"/>
    </style:style>
    <style:style style:name="T1" style:family="text">
      <style:text-properties officeooo:rsid="00183a2b"/>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style:text-position="super 58%" fo:font-weight="normal" officeooo:rsid="001c0a25" style:font-weight-asian="normal" style:font-weight-complex="normal"/>
    </style:style>
    <style:style style:name="T5" style:family="text">
      <style:text-properties style:text-position="0% 100%"/>
    </style:style>
    <style:style style:name="T6" style:family="text">
      <style:text-properties style:text-position="0% 100%" officeooo:rsid="001a0192"/>
    </style:style>
    <style:style style:name="T7" style:family="text">
      <style:text-properties style:text-position="0% 100%"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c0a25" style:font-weight-asian="normal" style:font-weight-complex="normal"/>
    </style:style>
    <style:style style:name="T10" style:family="text">
      <style:text-properties style:text-position="sub 58%" fo:font-weight="normal" style:font-weight-asian="normal" style:font-weight-complex="normal"/>
    </style:style>
    <style:style style:name="T11" style:family="text">
      <style:text-properties style:text-position="sub 58%" fo:font-weight="normal" officeooo:rsid="001c0a25" style:font-weight-asian="normal" style:font-weight-complex="normal"/>
    </style:style>
    <style:style style:name="T12" style:family="text">
      <style:text-properties officeooo:rsid="001d4f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gunta 4</text:p>
      <text:p text:style-name="P1"/>
      <text:p text:style-name="P1">Datos:</text:p>
      <text:p text:style-name="P1">Numero de Paginas: 4</text:p>
      <text:p text:style-name="P1">Números de Tramo físico: (0,11), (1,35), (2,3), (3,1)</text:p>
      <text:p text:style-name="P1">Tamaño de la pagina: 256 bytes = 2<text:span text:style-name="T2">8 </text:span><text:span text:style-name="T5">bytes</text:span></text:p>
      <text:p text:style-name="P1"><text:span text:style-name="T5">Tamaño de la dirección virtual: 16</text:span></text:p>
      <text:p text:style-name="P2"><text:span text:style-name="T5">Formato de dirección virtual</text:span></text:p>
      <table:table table:name="Tabla1" table:style-name="Tabla1">
        <table:table-column table:style-name="Tabla1.A" table:number-columns-repeated="2"/>
        <table:table-row>
          <table:table-cell table:style-name="Tabla1.A1" office:value-type="string">
            <text:p text:style-name="P12">Numero de pagina: 4 bits</text:p>
          </table:table-cell>
          <table:table-cell table:style-name="Tabla1.B1" office:value-type="string">
            <text:p text:style-name="P12">Desplazamiento: 12 bits (16 - 4)</text:p>
          </table:table-cell>
        </table:table-row>
      </table:table>
      <text:p text:style-name="P1"><text:span text:style-name="T5"/></text:p>
      <text:p text:style-name="P4"><text:span text:style-name="T5">Luego como cada pagina tiene de tamaño 256 entonces cada una de ellas, entonces la dirección 770 se encontraría en el rango de 768 – 1024 que se encuentra en la pagina </text:span><text:span text:style-name="T6">lógica numero 3</text:span><text:span text:style-name="T5">.</text:span></text:p>
      <text:p text:style-name="P4"><text:span text:style-name="T5"/></text:p>
      <text:p text:style-name="P4"><text:span text:style-name="T5">Para la pregunta “b” la traducción de esta </text:span><text:span text:style-name="T6">dirección</text:span><text:span text:style-name="T5"> virtual a </text:span><text:span text:style-name="T6">dirección</text:span><text:span text:style-name="T5"> </text:span><text:span text:style-name="T6">física</text:span><text:span text:style-name="T5"> se </text:span><text:span text:style-name="T6">tendría</text:span><text:span text:style-name="T5"> que indicar el numero de pagina y su desplazamiento, entonces </text:span><text:span text:style-name="T6">quedaría</text:span><text:span text:style-name="T5"> de la siguiente manera:</text:span></text:p>
      <text:p text:style-name="P4"><text:span text:style-name="T5"/></text:p>
      <text:p text:style-name="P4"><text:span text:style-name="T6">Dirección</text:span><text:span text:style-name="T5"> </text:span><text:span text:style-name="T6">física</text:span><text:span text:style-name="T5">: (3, 770-768) = (3, 2). </text:span></text:p>
      <text:p text:style-name="P4"><text:span text:style-name="T5"/></text:p>
      <text:p text:style-name="P4"><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Pregunta 10</text:span></text:p>
      <text:p text:style-name="P3"><text:span text:style-name="T5"/></text:p>
      <text:p text:style-name="P3"><text:span text:style-name="T5">Datos: </text:span><text:span text:style-name="T7">Hay 9 paginas y 3 de ellas son asignadas un marco de paginas.</text:span></text:p>
      <text:p text:style-name="P3"><text:span text:style-name="T7"/></text:p>
      <text:p text:style-name="P3"><text:span text:style-name="T7">Cuando una pagina esta en un marco de pagina esta tiene una alta probabilidad de que no tenga un error de pagina y pueda ser atendida su petición, mientras que uno que no esta en un marco de pagina si podría tener un error de pagina, nos piden la probabilidad de que el acceso resulte en un hit y un error de pagina posterior, la probabilidad de que suceda eso se calcula de la siguiente manera:</text:span></text:p>
      <text:p text:style-name="P3"><text:span text:style-name="T7"/></text:p>
      <text:p text:style-name="P3"><text:span text:style-name="T7"/></text:p>
      <text:p text:style-name="P5"><text:span text:style-name="T8">(C</text:span><text:span text:style-name="T3">3</text:span><text:span text:style-name="T10">1 </text:span><text:span text:style-name="T8">/ C</text:span><text:span text:style-name="T3">9</text:span><text:span text:style-name="T10">1 </text:span><text:span text:style-name="T8">) </text:span><text:span text:style-name="T9">χ</text:span><text:span text:style-name="T8"> (C</text:span><text:span text:style-name="T3">6</text:span><text:span text:style-name="T10">1 </text:span><text:span text:style-name="T8">/ C</text:span><text:span text:style-name="T3">8</text:span><text:span text:style-name="T10">1</text:span><text:span text:style-name="T8">) </text:span><text:span text:style-name="T9">= 3/9 x 6/8 = ⅓ x ¾ = ¼ , donde C</text:span><text:span text:style-name="T4">n</text:span><text:span text:style-name="T11">k</text:span><text:span text:style-name="T9">: Combinatoria de n en k grupos. <text:s/></text:span><text:span text:style-name="T8"><text:s text:c="2"/></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6"><text:soft-page-break/>Pregunta 7</text:p>
      <text:p text:style-name="P6"/>
      <text:p text:style-name="P6">a) Dibuja una figura que muestre el estado del heap después de completar estas 4 asignaciones. Tu figura debe mostrar qué partes del heap están asignadas y cuáles son libres,</text:p>
      <text:p text:style-name="P6">incluidos los tamaños de los diversos bloques asignados y libres.</text:p>
      <text:p text:style-name="P6"/>
      <text:p text:style-name="P6">Datos: </text:p>
      <text:p text:style-name="P6">Tama<text:span text:style-name="T1">ño </text:span>del heap: 4096 bytes = 4KB</text:p>
      <text:p text:style-name="P6">Asignaciones de memorias:</text:p>
      <text:list xml:id="list7535851484931991664" text:style-name="L1">
        <text:list-item>
          <text:p text:style-name="P7">ptr1: <text:span text:style-name="T8">500</text:span></text:p>
        </text:list-item>
        <text:list-item>
          <text:p text:style-name="P7">ptr2: <text:span text:style-name="T8">200</text:span></text:p>
        </text:list-item>
        <text:list-item>
          <text:p text:style-name="P7">ptr3: <text:span text:style-name="T8">800</text:span></text:p>
        </text:list-item>
        <text:list-item>
          <text:p text:style-name="P7">ptr4: <text:span text:style-name="T8">1500</text:span></text:p>
        </text:list-item>
      </text:list>
      <text:p text:style-name="P6"><text:span text:style-name="T8"/></text:p>
      <text:p text:style-name="P6"><text:span text:style-name="T8"/></text:p>
      <text:p text:style-name="P6"><text:span text:style-name="T8">El dibujo de la estructura del heap seria mas o menos de esta forma:</text:span></text:p>
      <text:p text:style-name="P8"><text:span text:style-name="T8">4 KB</text:span></text:p>
      <table:table table:name="Tabla2" table:style-name="Tabla2">
        <table:table-column table:style-name="Tabla2.A"/>
        <table:table-row>
          <table:table-cell table:style-name="Tabla2.A1" office:value-type="string">
            <text:p text:style-name="P13"><text:s/>(<text:span text:style-name="T12">1</text:span>500, <text:span text:style-name="T12">allocated</text:span>)</text:p>
          </table:table-cell>
        </table:table-row>
        <table:table-row>
          <table:table-cell table:style-name="Tabla2.A2" office:value-type="string">
            <text:p text:style-name="P14"><text:s/>(800, allocated)</text:p>
          </table:table-cell>
        </table:table-row>
        <table:table-row>
          <table:table-cell table:style-name="Tabla2.A2" office:value-type="string">
            <text:p text:style-name="P14"><text:s/>(200, allocated)</text:p>
          </table:table-cell>
        </table:table-row>
        <table:table-row>
          <table:table-cell table:style-name="Tabla2.A2" office:value-type="string">
            <text:p text:style-name="P14"><text:s/>(500, allocated)</text:p>
          </table:table-cell>
        </table:table-row>
        <table:table-row>
          <table:table-cell table:style-name="Tabla2.A2" office:value-type="string">
            <text:p text:style-name="P14">free</text:p>
          </table:table-cell>
        </table:table-row>
        <table:table-row table:style-name="Tabla2.6">
          <table:table-cell table:style-name="Tabla2.A2" office:value-type="string">
            <text:p text:style-name="P16">ptr1*</text:p>
            <table:table table:name="Tabla3" table:style-name="Tabla3">
              <table:table-column table:style-name="Tabla3.A"/>
              <table:table-row>
                <table:table-cell table:style-name="Tabla3.A1" office:value-type="string">
                  <text:p text:style-name="P16">ptr2*</text:p>
                </table:table-cell>
              </table:table-row>
              <table:table-row>
                <table:table-cell table:style-name="Tabla3.A2" office:value-type="string">
                  <text:p text:style-name="P16">ptr3*</text:p>
                </table:table-cell>
              </table:table-row>
              <table:table-row>
                <table:table-cell table:style-name="Tabla3.A2" office:value-type="string">
                  <text:p text:style-name="P16">ptr4*</text:p>
                </table:table-cell>
              </table:table-row>
            </table:table>
            <text:p text:style-name="P15"/>
          </table:table-cell>
        </table:table-row>
      </table:table>
      <text:p text:style-name="P6"><text:span text:style-name="T8"/></text:p>
      <text:p text:style-name="P8"><text:span text:style-name="T8">Addres Space</text:span></text:p>
      <text:p text:style-name="P8"><text:span text:style-name="T8"/></text:p>
      <text:p text:style-name="P9">b) Ahora, supongamos que el programa de usuario libera asignaciones de memoria de ptr2, ptr3 y ptr4. Dibuja una figura que muestre el estado del heap una vez más, después de que se libere memoria y el algoritmo de asignación haya tenido la oportunidad de realizar cualquier posible coalescing.</text:p>
      <text:p text:style-name="P5"><text:span text:style-name="T8"/></text:p>
      <text:p text:style-name="P10">El dibujo del heap seria de la siguiente manera:</text:p>
      <text:p text:style-name="P11">4096 bytes</text:p>
      <table:table table:name="Tabla4" table:style-name="Tabla4">
        <table:table-column table:style-name="Tabla4.A"/>
        <table:table-row>
          <table:table-cell table:style-name="Tabla4.A1" office:value-type="string">
            <text:p text:style-name="P16">unused</text:p>
          </table:table-cell>
        </table:table-row>
        <table:table-row>
          <table:table-cell table:style-name="Tabla4.A2" office:value-type="string">
            <text:p text:style-name="P16">unused</text:p>
          </table:table-cell>
        </table:table-row>
        <table:table-row>
          <table:table-cell table:style-name="Tabla4.A2" office:value-type="string">
            <text:p text:style-name="P16">unused</text:p>
          </table:table-cell>
        </table:table-row>
        <table:table-row>
          <table:table-cell table:style-name="Tabla4.A2" office:value-type="string">
            <text:p text:style-name="P16">500 (allocated)</text:p>
          </table:table-cell>
        </table:table-row>
        <table:table-row>
          <table:table-cell table:style-name="Tabla4.A2" office:value-type="string">
            <text:p text:style-name="P16">free</text:p>
          </table:table-cell>
        </table:table-row>
        <table:table-row>
          <table:table-cell table:style-name="Tabla4.A2" office:value-type="string">
            <text:p text:style-name="P16">ptr1*</text:p>
          </table:table-cell>
        </table:table-row>
        <table:table-row>
          <table:table-cell table:style-name="Tabla4.A2" office:value-type="string">
            <text:p text:style-name="P16">ptr2*</text:p>
          </table:table-cell>
        </table:table-row>
        <table:table-row>
          <table:table-cell table:style-name="Tabla4.A2" office:value-type="string">
            <text:p text:style-name="P16">ptr3*</text:p>
          </table:table-cell>
        </table:table-row>
        <table:table-row>
          <table:table-cell table:style-name="Tabla4.A2" office:value-type="string">
            <text:p text:style-name="P16">ptr4*</text:p>
          </table:table-cell>
        </table:table-row>
      </table:table>
      <text:p text:style-name="P10"><text:soft-page-break/></text:p>
      <text:p text:style-name="P5"><text:span text:style-name="T8"/></text:p>
      <text:p text:style-name="P5"><text:span text:style-name="T8"/></text:p>
      <text:p text:style-name="P5"><text:span text:style-name="T8"/></text:p>
      <text:p text:style-name="P5"><text:span text:style-name="T8"/></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6T09:28:25.345254687</meta:creation-date>
    <dc:date>2020-07-26T12:23:52.341445766</dc:date>
    <meta:editing-duration>PT38M34S</meta:editing-duration>
    <meta:editing-cycles>1</meta:editing-cycles>
    <meta:document-statistic meta:table-count="4" meta:image-count="0" meta:object-count="0" meta:page-count="3" meta:paragraph-count="50" meta:word-count="401" meta:character-count="2170" meta:non-whitespace-character-count="1812"/>
    <meta:generator>LibreOffice/5.1.6.2$Linux_X86_64 LibreOffice_project/10m0$Build-2</meta:generator>
  </office:meta>
</office:document-meta>
</file>